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19ded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9ded3" style:font-size-asian="20pt" style:font-size-complex="20pt"/>
    </style:style>
    <style:style style:name="T5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font-size="20pt" style:text-underline-style="solid" style:text-underline-width="auto" style:text-underline-color="font-color" officeooo:rsid="0019ded3" style:font-size-asian="20pt" style:font-size-complex="20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9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5">Project Title: </text:span></text:span><text:span text:style-name="Strong_20_Emphasis"><text:span text:style-name="T6">Bookies</text:span></text:span><text:span text:style-name="Strong_20_Emphasis"><text:span text:style-name="T5"> CLI — A Personal Library and Borrowing Tracker</text:span></text:span></text:h>
      <text:h text:style-name="Heading_20_3" text:outline-level="3"><text:span text:style-name="Strong_20_Emphasis"/></text:h>
      <text:h text:style-name="P2" text:outline-level="3"><text:span text:style-name="Strong_20_Emphasis"><text:span text:style-name="T8">Overview</text:span></text:span></text:h>
      <text:p text:style-name="P9"><text:span text:style-name="Strong_20_Emphasis"><text:span text:style-name="T8"/></text:span></text:p>
      <text:p text:style-name="Text_20_body"><text:span text:style-name="Strong_20_Emphasis"><text:span text:style-name="T1">Bookies</text:span></text:span> is a command-line application designed to help individuals manage their personal book collections, track reading progress, and keep a record of borrowed books. In a world of growing book collections and shared reading experiences, <text:span text:style-name="T1">Bookies</text:span> simplifies the process of cataloging books, monitoring reading history, and managing who has borrowed what — all from a clean and intuitive terminal interface.</text:p>
      <text:h text:style-name="P2" text:outline-level="3"><text:span text:style-name="Strong_20_Emphasis"/></text:h>
      <text:h text:style-name="P2" text:outline-level="3"><text:span text:style-name="Strong_20_Emphasis"><text:span text:style-name="T8">Problem</text:span></text:span></text:h>
      <text:p text:style-name="P9"><text:span text:style-name="Strong_20_Emphasis"/></text:p>
      <text:p text:style-name="Text_20_body">Book lovers often lose track of which books they own, which ones they’ve already read, and—perhaps most commonly—who borrowed a particular book and never returned it. Existing apps are often bloated with features or require an internet connection, accounts, and syncing.</text:p>
      <text:h text:style-name="P2" text:outline-level="3"><text:span text:style-name="Strong_20_Emphasis"/></text:h>
      <text:h text:style-name="P2" text:outline-level="3"><text:span text:style-name="Strong_20_Emphasis"><text:span text:style-name="T8">Solution</text:span></text:span></text:h>
      <text:p text:style-name="P9"><text:span text:style-name="Strong_20_Emphasis"><text:span text:style-name="T2"/></text:span></text:p>
      <text:p text:style-name="Text_20_body"><text:span text:style-name="Strong_20_Emphasis"><text:span text:style-name="T1">Bookies</text:span></text:span> provides a simple and effective CLI for organizing books, authors, and genres. It also allows users to log when books are borrowed or returned, and to track their own reading status. With a lightweight interface and local database powered by SQLAlchemy and Alembic, users can manage their book collection efficiently.</text:p>
      <text:h text:style-name="P2" text:outline-level="3"><text:span text:style-name="Strong_20_Emphasis"/></text:h>
      <text:h text:style-name="P2" text:outline-level="3"><text:span text:style-name="Strong_20_Emphasis"><text:span text:style-name="T8">Core Features</text:span></text:span></text:h>
      <text:p text:style-name="P9"><text:span text:style-name="Strong_20_Emphasis"><text:span text:style-name="T2"/></text:span></text:p>
      <text:list text:style-name="L1">
        <text:list-item>
          <text:p text:style-name="P3">Add books with title, author, and genre.</text:p>
        </text:list-item>
        <text:list-item>
          <text:p text:style-name="P3">View all books in the library or filter by genre or author.</text:p>
        </text:list-item>
        <text:list-item>
          <text:p text:style-name="P3">Mark books as read/unread.</text:p>
        </text:list-item>
        <text:list-item>
          <text:p text:style-name="P3">Track which books are currently borrowed and by whom.</text:p>
        </text:list-item>
        <text:list-item>
          <text:p text:style-name="P3">Log the date a book was borrowed and when it is returned.</text:p>
          <text:p text:style-name="P3"><text:soft-page-break/></text:p>
        </text:list-item>
      </text:list>
      <text:h text:style-name="P2" text:outline-level="3"><text:span text:style-name="Strong_20_Emphasis"/></text:h>
      <text:h text:style-name="P2" text:outline-level="3"><text:span text:style-name="Strong_20_Emphasis"><text:span text:style-name="T8">Tech Stack</text:span></text:span></text:h>
      <text:p text:style-name="P9"><text:span text:style-name="Strong_20_Emphasis"/></text:p>
      <text:list text:style-name="L2">
        <text:list-item>
          <text:p text:style-name="P4"><text:span text:style-name="Strong_20_Emphasis">Python</text:span> (CLI logic and core logic)</text:p>
        </text:list-item>
        <text:list-item>
          <text:p text:style-name="P4"><text:span text:style-name="Strong_20_Emphasis">Pipenv</text:span> (environment and dependency management)</text:p>
        </text:list-item>
        <text:list-item>
          <text:p text:style-name="P4"><text:span text:style-name="Strong_20_Emphasis">SQLAlchemy</text:span> (ORM for managing database models and relationships)</text:p>
        </text:list-item>
        <text:list-item>
          <text:p text:style-name="P4"><text:span text:style-name="Strong_20_Emphasis">Alembic</text:span> (for migrations and schema updates)</text:p>
        </text:list-item>
        <text:list-item>
          <text:p text:style-name="P4"><text:span text:style-name="Strong_20_Emphasis">SQLite</text:span> (lightweight relational database)</text:p>
        </text:list-item>
      </text:list>
      <text:h text:style-name="P2" text:outline-level="3"><text:span text:style-name="Strong_20_Emphasis"/></text:h>
      <text:h text:style-name="P2" text:outline-level="3"><text:span text:style-name="Strong_20_Emphasis"><text:span text:style-name="T8">Database Design</text:span></text:span></text:h>
      <text:p text:style-name="P9"><text:span text:style-name="Strong_20_Emphasis"/></text:p>
      <text:p text:style-name="Text_20_body"><text:span text:style-name="Strong_20_Emphasis">Tables &amp; Relationships:</text:span></text:p>
      <text:list text:style-name="L3">
        <text:list-item>
          <text:p text:style-name="P5"><text:span text:style-name="Source_20_Text">Author</text:span><text:line-break/><text:span text:style-name="Source_20_Text">id</text:span>, <text:span text:style-name="Source_20_Text">name</text:span><text:line-break/>(One-to-many → Books)</text:p>
        </text:list-item>
        <text:list-item>
          <text:p text:style-name="P5"><text:span text:style-name="Source_20_Text">Book</text:span><text:line-break/><text:span text:style-name="Source_20_Text">id</text:span>, <text:span text:style-name="Source_20_Text">title</text:span>, <text:span text:style-name="Source_20_Text">author_id</text:span>, <text:span text:style-name="Source_20_Text">genre</text:span>, <text:span text:style-name="Source_20_Text">is_read</text:span><text:line-break/>(Many-to-one → Author)</text:p>
        </text:list-item>
        <text:list-item>
          <text:p text:style-name="P5"><text:span text:style-name="Source_20_Text">User</text:span><text:line-break/><text:span text:style-name="Source_20_Text">id</text:span>, <text:span text:style-name="Source_20_Text">name</text:span><text:line-break/>(One-to-many → Borrow Logs)</text:p>
        </text:list-item>
        <text:list-item>
          <text:p text:style-name="P5"><text:span text:style-name="Source_20_Text">Borrow Log</text:span><text:line-break/><text:span text:style-name="Source_20_Text">id</text:span>, <text:span text:style-name="Source_20_Text">book_id</text:span>, <text:span text:style-name="Source_20_Text">user_id</text:span>, <text:span text:style-name="Source_20_Text">borrowed_at</text:span>, <text:span text:style-name="Source_20_Text">returned_at</text:span><text:line-break/>(Many-to-one → Book, Many-to-one → User)</text:p>
        </text:list-item>
      </text:list>
      <text:p text:style-name="Text_20_body">This setup covers:</text:p>
      <text:list text:style-name="L4">
        <text:list-item>
          <text:p text:style-name="P6"><text:span text:style-name="Strong_20_Emphasis">One-to-many</text:span>: Author → Book, User → Borrow Log</text:p>
        </text:list-item>
        <text:list-item>
          <text:p text:style-name="P6"><text:span text:style-name="Strong_20_Emphasis">Many-to-one</text:span>: Borrow Log → Book, Borrow Log → User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0:18:20.646203917</meta:creation-date>
    <dc:date>2025-05-27T10:32:01.883402314</dc:date>
    <meta:editing-duration>PT13M46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2" meta:paragraph-count="29" meta:word-count="320" meta:character-count="1983" meta:non-whitespace-character-count="1708"/>
  </office:meta>
</office:document-meta>
</file>